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" svg:font-family="'Noto Sans'"/>
    <style:font-face style:name="Noto Sans1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48"/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c92ff" style:text-outline="false" style:text-line-through-style="none" style:text-line-through-type="none" style:font-name="Noto Sans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c92ff" style:text-outline="false" style:text-line-through-style="none" style:text-line-through-type="none" style:font-name="JetBrains Mono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5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9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60"/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4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5"/>
        <table:table-column table:style-name="co2" table:default-cell-style-name="ce6"/>
        <table:table-column table:style-name="co2" table:default-cell-style-name="ce14"/>
        <table:table-column table:style-name="co2" table:number-columns-repeated="16374" table:default-cell-style-name="Default"/>
        <table:table-row table:style-name="ro1"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num</text:p>
          </table:table-cell>
          <table:table-cell office:value-type="string" calcext:value-type="string">
            <text:p>emoji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time</text:p>
          </table:table-cell>
          <table:table-cell table:style-name="ce7" table:number-columns-repeated="3"/>
          <table:table-cell table:style-name="ce1" table:number-columns-repeated="16371"/>
        </table:table-row>
        <table:table-row table:style-name="ro2">
          <table:table-cell office:value-type="date" office:date-value="2022-02-20T08:42:00" calcext:value-type="date">
            <text:p>2022-02-20 08:42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💙</text:p>
          </table:table-cell>
          <table:table-cell office:value-type="string" calcext:value-type="string">
            <text:p>Ä</text:p>
          </table:table-cell>
          <table:table-cell office:value-type="date" office:date-value="2024-02-24" calcext:value-type="date">
            <text:p>2024-02-2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time" office:time-value="PT18H48M00S" calcext:value-type="time">
            <text:p>18:48</text:p>
          </table:table-cell>
          <table:table-cell table:number-columns-repeated="16374"/>
        </table:table-row>
        <table:table-row table:style-name="ro2">
          <table:table-cell office:value-type="date" office:date-value="2016-06-01T13:37:00" calcext:value-type="date">
            <text:p>2016-06-01 13:37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here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⚠</text:p>
          </table:table-cell>
          <table:table-cell office:value-type="string" calcext:value-type="string">
            <text:p>Ö</text:p>
          </table:table-cell>
          <table:table-cell office:value-type="date" office:date-value="2016-06-01" calcext:value-type="date">
            <text:p>2016-06-01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time" office:time-value="PT01H23M00S" calcext:value-type="time">
            <text:p>01:23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" svg:font-family="'Noto Sans'"/>
    <style:font-face style:name="Noto Sans1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1" style:font-size-asian="10pt" style:language-asian="zh" style:country-asian="CN" style:font-name-complex="Noto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9:37:11.5977382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8:14:18</meta:creation-date>
    <dc:language>en-GB</dc:language>
    <dc:date>2024-11-15T19:39:55.857656759</dc:date>
    <meta:editing-cycles>14</meta:editing-cycles>
    <meta:editing-duration>PT16M44S</meta:editing-duration>
    <meta:generator>LibreOffice/24.8.3.2$Linux_X86_64 LibreOffice_project/480$Build-2</meta:generator>
    <meta:document-statistic meta:table-count="1" meta:cell-count="30" meta:object-count="0"/>
    <meta:user-defined meta:name="AppVersion">15.0000</meta:user-defined>
  </office:meta>
</office:document-meta>
</file>